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Horizontal_20_Line">
      <style:text-properties style:font-name="Verdana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paragraph-properties fo:margin-top="0cm" fo:margin-bottom="0.499cm" style:contextual-spacing="false"/>
    </style:style>
    <style:style style:name="P6" style:family="paragraph" style:parent-style-name="Preformatted_20_Text" style:list-style-name="L2"/>
    <style:style style:name="P7" style:family="paragraph" style:parent-style-name="Preformatted_20_Text" style:list-style-name="L2">
      <style:paragraph-properties fo:margin-top="0cm" fo:margin-bottom="0.499cm" style:contextual-spacing="false"/>
    </style:style>
    <style:style style:name="P8" style:family="paragraph" style:parent-style-name="Preformatted_20_Text" style:list-style-name="L5">
      <style:paragraph-properties fo:margin-top="0cm" fo:margin-bottom="0.499cm" style:contextual-spacing="false"/>
    </style:style>
    <style:style style:name="P9" style:family="paragraph" style:parent-style-name="Preformatted_20_Text" style:list-style-name="L9"/>
    <style:style style:name="P10" style:family="paragraph" style:parent-style-name="Preformatted_20_Text" style:list-style-name="L9">
      <style:paragraph-properties fo:margin-top="0cm" fo:margin-bottom="0.499cm" style:contextual-spacing="false"/>
    </style:style>
    <style:style style:name="P11" style:family="paragraph" style:parent-style-name="Preformatted_20_Text" style:list-style-name="L9">
      <style:text-properties style:font-name="Verdana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Liberation Sans"/>
    </style:style>
    <style:style style:name="P15" style:family="paragraph" style:parent-style-name="Text_20_body" style:list-style-name="L1">
      <style:text-properties style:font-name="Liberation Sans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style:font-name="Liberation Sans"/>
    </style:style>
    <style:style style:name="P17" style:family="paragraph" style:parent-style-name="Text_20_body" style:list-style-name="L2">
      <style:text-properties style:font-name="Liberation Sans"/>
    </style:style>
    <style:style style:name="P18" style:family="paragraph" style:parent-style-name="Text_20_body" style:list-style-name="L3">
      <style:paragraph-properties fo:margin-top="0cm" fo:margin-bottom="0cm" style:contextual-spacing="false"/>
      <style:text-properties style:font-name="Liberation Sans"/>
    </style:style>
    <style:style style:name="P19" style:family="paragraph" style:parent-style-name="Text_20_body" style:list-style-name="L3">
      <style:text-properties style:font-name="Liberation Sans"/>
    </style:style>
    <style:style style:name="P20" style:family="paragraph" style:parent-style-name="Text_20_body" style:list-style-name="L4">
      <style:paragraph-properties fo:margin-top="0cm" fo:margin-bottom="0cm" style:contextual-spacing="false"/>
      <style:text-properties style:font-name="Liberation Sans"/>
    </style:style>
    <style:style style:name="P21" style:family="paragraph" style:parent-style-name="Text_20_body" style:list-style-name="L4">
      <style:text-properties style:font-name="Liberation Sans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5">
      <style:paragraph-properties fo:margin-top="0cm" fo:margin-bottom="0cm" style:contextual-spacing="false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cm" fo:margin-bottom="0cm" style:contextual-spacing="false"/>
    </style:style>
    <style:style style:name="P29" style:family="paragraph" style:parent-style-name="Text_20_body" style:list-style-name="L7"/>
    <style:style style:name="P30" style:family="paragraph" style:parent-style-name="Text_20_body" style:list-style-name="L7">
      <style:paragraph-properties fo:margin-top="0cm" fo:margin-bottom="0cm" style:contextual-spacing="false"/>
    </style:style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0">
      <style:paragraph-properties fo:margin-top="0cm" fo:margin-bottom="0cm" style:contextual-spacing="false"/>
    </style:style>
    <style:style style:name="P35" style:family="paragraph" style:parent-style-name="Text_20_body">
      <style:text-properties style:font-name="Verdana"/>
    </style:style>
    <style:style style:name="P36" style:family="paragraph" style:parent-style-name="Text_20_body" style:list-style-name="L5">
      <style:text-properties style:font-name="Verdana"/>
    </style:style>
    <style:style style:name="P37" style:family="paragraph" style:parent-style-name="Text_20_body" style:list-style-name="L6">
      <style:paragraph-properties fo:margin-top="0cm" fo:margin-bottom="0cm" style:contextual-spacing="false"/>
      <style:text-properties style:font-name="Verdana"/>
    </style:style>
    <style:style style:name="P38" style:family="paragraph" style:parent-style-name="Text_20_body" style:list-style-name="L6">
      <style:text-properties style:font-name="Verdana"/>
    </style:style>
    <style:style style:name="P39" style:family="paragraph" style:parent-style-name="Text_20_body" style:list-style-name="L8">
      <style:paragraph-properties fo:margin-top="0cm" fo:margin-bottom="0cm" style:contextual-spacing="false"/>
      <style:text-properties style:font-name="Verdana"/>
    </style:style>
    <style:style style:name="P40" style:family="paragraph" style:parent-style-name="Text_20_body" style:list-style-name="L8">
      <style:text-properties style:font-name="Verdana"/>
    </style:style>
    <style:style style:name="P41" style:family="paragraph" style:parent-style-name="Text_20_body" style:list-style-name="L9">
      <style:text-properties style:font-name="Verdana"/>
    </style:style>
    <style:style style:name="T1" style:family="text">
      <style:text-properties style:font-name="Liberation Sans"/>
    </style:style>
    <style:style style:name="T2" style:family="text">
      <style:text-properties style:font-name="Verdana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¡Buenas noches! Con gusto te guiaré paso a paso para crear el formulario/vista "Empresa" en Odoo y para exportar datos en formato CSV. También incluiré enlaces y guías relevantes.</text:p>
      <text:p text:style-name="P3"/>
      <text:h text:style-name="Heading_20_3" text:outline-level="3"><text:span text:style-name="Strong_20_Emphasis"><text:span text:style-name="T2">Parte 1: Crear el formulario/vista en Odoo</text:span></text:span></text:h>
      <text:h text:style-name="Heading_20_4" text:outline-level="4"><text:span text:style-name="Strong_20_Emphasis"><text:span text:style-name="T2">Configuración previa</text:span></text:span></text:h>
      <text:list xml:id="list4102809170" text:style-name="L5">
        <text:list-item>
          <text:p text:style-name="P36">Asegúrate de que tus contenedores Docker estén en funcionamiento:</text:p>
          <text:p text:style-name="P8"><text:span text:style-name="Source_20_Text"><text:span text:style-name="T2">docker ps</text:span></text:span></text:p>
          <text:p text:style-name="P25"><text:span text:style-name="T2">Verifica que los contenedores </text:span><text:span text:style-name="Source_20_Text"><text:span text:style-name="T2">odoo</text:span></text:span><text:span text:style-name="T2"> y </text:span><text:span text:style-name="Source_20_Text"><text:span text:style-name="T2">db</text:span></text:span><text:span text:style-name="T2"> estén activos.</text:span></text:p>
        </text:list-item>
        <text:list-item>
          <text:p text:style-name="P36">Conéctate a la base de datos a través de Odoo:</text:p>
          <text:list>
            <text:list-item>
              <text:p text:style-name="P26"><text:span text:style-name="T2">Accede a la interfaz web de Odoo en </text:span><text:span text:style-name="Source_20_Text"><text:span text:style-name="T2">http://localhost:8069</text:span></text:span><text:span text:style-name="T2">. </text:span></text:p>
            </text:list-item>
            <text:list-item>
              <text:p text:style-name="P36">Usa las credenciales de administrador para ingresar. </text:p>
            </text:list-item>
          </text:list>
        </text:list-item>
      </text:list>
      <text:h text:style-name="Heading_20_4" text:outline-level="4"><text:span text:style-name="Strong_20_Emphasis"><text:span text:style-name="T2">Pasos para crear la vista/formulario "Empresa"</text:span></text:span></text:h>
      <text:list xml:id="list3746029073" text:style-name="L6">
        <text:list-item>
          <text:p text:style-name="P27"><text:span text:style-name="Strong_20_Emphasis"><text:span text:style-name="T2">Activar el modo desarrollador</text:span></text:span><text:span text:style-name="T2">:</text:span></text:p>
          <text:list>
            <text:list-item>
              <text:p text:style-name="P37">Ve al menú de configuración de Odoo. </text:p>
            </text:list-item>
            <text:list-item>
              <text:p text:style-name="P37">Activa el modo desarrollador desde "Configuración &gt; Activar modo desarrollador". </text:p>
            </text:list-item>
          </text:list>
        </text:list-item>
        <text:list-item>
          <text:p text:style-name="P27"><text:span text:style-name="Strong_20_Emphasis"><text:span text:style-name="T2">Navegar a las vistas</text:span></text:span><text:span text:style-name="T2">:</text:span></text:p>
          <text:list>
            <text:list-item>
              <text:p text:style-name="P37">Ve a "Configuración &gt; Interfaz de usuario &gt; Vistas". </text:p>
            </text:list-item>
            <text:list-item>
              <text:p text:style-name="P37">Crea una nueva vista XML siguiendo el modelo proporcionado antes. </text:p>
            </text:list-item>
          </text:list>
        </text:list-item>
        <text:list-item>
          <text:p text:style-name="P27"><text:span text:style-name="Strong_20_Emphasis"><text:span text:style-name="T2">Definir la vista XML</text:span></text:span><text:span text:style-name="T2">:</text:span></text:p>
          <text:list>
            <text:list-item>
              <text:p text:style-name="P28"><text:span text:style-name="T2">Introduce el código proporcionado anteriormente para la vista </text:span><text:span text:style-name="Source_20_Text"><text:span text:style-name="T2">view_form_empresa</text:span></text:span><text:span text:style-name="T2">. Asegúrate de reemplazar o ajustar </text:span><text:span text:style-name="Source_20_Text"><text:span text:style-name="T2">child_ids</text:span></text:span><text:span text:style-name="T2"> y otros campos según la estructura de tu modelo en </text:span><text:span text:style-name="Source_20_Text"><text:span text:style-name="T2">res.partner</text:span></text:span><text:span text:style-name="T2">. </text:span></text:p>
            </text:list-item>
          </text:list>
        </text:list-item>
        <text:list-item>
          <text:p text:style-name="P27"><text:span text:style-name="Strong_20_Emphasis"><text:span text:style-name="T2">Añadir la vista al menú</text:span></text:span><text:span text:style-name="T2">:</text:span></text:p>
          <text:list>
            <text:list-item>
              <text:p text:style-name="P37">Navega a "Configuración &gt; Interfaz de usuario &gt; Menús". </text:p>
            </text:list-item>
            <text:list-item>
              <text:p text:style-name="P28"><text:span text:style-name="T2">Crea un nuevo menú llamado "Gestión Empresarial" y asocia la acción creada para la vista </text:span><text:span text:style-name="Source_20_Text"><text:span text:style-name="T2">view.form.empresa</text:span></text:span><text:span text:style-name="T2">. </text:span></text:p>
            </text:list-item>
          </text:list>
        </text:list-item>
        <text:list-item>
          <text:p text:style-name="P27"><text:span text:style-name="Strong_20_Emphasis"><text:span text:style-name="T2">Probar la vista</text:span></text:span><text:span text:style-name="T2">:</text:span></text:p>
          <text:list>
            <text:list-item>
              <text:p text:style-name="P38">Ve al nuevo menú y verifica que la vista funcione correctamente. </text:p>
            </text:list-item>
          </text:list>
        </text:list-item>
      </text:list>
      <text:h text:style-name="Heading_20_4" text:outline-level="4"><text:span text:style-name="Strong_20_Emphasis"><text:span text:style-name="T2">Fuentes útiles</text:span></text:span><text:span text:style-name="T2">:</text:span></text:h>
      <text:list xml:id="list213044860" text:style-name="L7">
        <text:list-item>
          <text:p text:style-name="P30"><text:a xlink:type="simple" xlink:href="https://www.odoo.com/documentation/16.0/developer/reference/addons/models/views.html" text:style-name="Internet_20_link" text:visited-style-name="Visited_20_Internet_20_Link"><text:span text:style-name="T2">Documentación oficial de Odoo: Crear y personalizar vistas</text:span></text:a><text:span text:style-name="T2"> </text:span></text:p>
        </text:list-item>
        <text:list-item>
          <text:p text:style-name="P29"><text:a xlink:type="simple" xlink:href="https://github.com/OCA" text:style-name="Internet_20_link" text:visited-style-name="Visited_20_Internet_20_Link"><text:span text:style-name="T2">Odoo Community Association (OCA) GitHub</text:span></text:a><text:span text:style-name="T2"> - Repositorios con ejemplos y módulos. </text:span></text:p>
        </text:list-item>
      </text:list>
      <text:p text:style-name="P3"><text:soft-page-break/></text:p>
      <text:h text:style-name="Heading_20_3" text:outline-level="3"><text:span text:style-name="Strong_20_Emphasis"><text:span text:style-name="T2">Parte 2: Exportar datos en formato CSV</text:span></text:span></text:h>
      <text:h text:style-name="Heading_20_4" text:outline-level="4"><text:span text:style-name="Strong_20_Emphasis"><text:span text:style-name="T2">Configuración previa</text:span></text:span></text:h>
      <text:list xml:id="list1806165421" text:style-name="L8">
        <text:list-item>
          <text:p text:style-name="P31"><text:span text:style-name="Strong_20_Emphasis"><text:span text:style-name="T2">Asegúrate de que los datos existen</text:span></text:span><text:span text:style-name="T2">:</text:span></text:p>
          <text:list>
            <text:list-item>
              <text:p text:style-name="P39">Desde la interfaz web de Odoo, ingresa los datos necesarios en la vista/formulario creado. </text:p>
            </text:list-item>
          </text:list>
        </text:list-item>
        <text:list-item>
          <text:p text:style-name="P31"><text:span text:style-name="Strong_20_Emphasis"><text:span text:style-name="T2">Exportación manual</text:span></text:span><text:span text:style-name="T2">:</text:span></text:p>
          <text:list>
            <text:list-item>
              <text:p text:style-name="P39">Ve al menú donde se listan las empresas. </text:p>
            </text:list-item>
            <text:list-item>
              <text:p text:style-name="P39">Selecciona los registros que deseas exportar. </text:p>
            </text:list-item>
            <text:list-item>
              <text:p text:style-name="P39">Haz clic en "Acción &gt; Exportar". </text:p>
            </text:list-item>
            <text:list-item>
              <text:p text:style-name="P40">Configura los campos requeridos y guarda el archivo CSV. </text:p>
            </text:list-item>
          </text:list>
        </text:list-item>
      </text:list>
      <text:h text:style-name="Heading_20_4" text:outline-level="4"><text:span text:style-name="Strong_20_Emphasis"><text:span text:style-name="T2">Automatización de exportación</text:span></text:span></text:h>
      <text:p text:style-name="P35">Puedes usar un script Python o crear una acción programada en Odoo.</text:p>
      <text:h text:style-name="Heading_20_5" text:outline-level="5"><text:span text:style-name="Strong_20_Emphasis"><text:span text:style-name="T2">Ejemplo de script Python</text:span></text:span><text:span text:style-name="T2">:</text:span></text:h>
      <text:list xml:id="list1815139009" text:style-name="L9">
        <text:list-item>
          <text:p text:style-name="P32"><text:span text:style-name="T2">Crea un archivo </text:span><text:span text:style-name="Source_20_Text"><text:span text:style-name="T2">export_csv.py</text:span></text:span><text:span text:style-name="T2"> en tu sistema host:</text:span></text:p>
          <text:p text:style-name="P9"><text:span text:style-name="Source_20_Text"><text:span text:style-name="T2">import xmlrpc.client</text:span></text:span></text:p>
          <text:p text:style-name="P11"/>
          <text:p text:style-name="P9"><text:span text:style-name="Source_20_Text"><text:span text:style-name="T2">url = "http://localhost:8069"</text:span></text:span></text:p>
          <text:p text:style-name="P9"><text:span text:style-name="Source_20_Text"><text:span text:style-name="T2">db = "nombre_base_datos"</text:span></text:span></text:p>
          <text:p text:style-name="P9"><text:span text:style-name="Source_20_Text"><text:span text:style-name="T2">username = "usuario_admin"</text:span></text:span></text:p>
          <text:p text:style-name="P9"><text:span text:style-name="Source_20_Text"><text:span text:style-name="T2">password = "contraseña_admin"</text:span></text:span></text:p>
          <text:p text:style-name="P11"/>
          <text:p text:style-name="P9"><text:span text:style-name="Source_20_Text"><text:span text:style-name="T2">common = xmlrpc.client.ServerProxy(f"{url}/xmlrpc/2/common")</text:span></text:span></text:p>
          <text:p text:style-name="P9"><text:span text:style-name="Source_20_Text"><text:span text:style-name="T2">uid = common.authenticate(db, username, password, {})</text:span></text:span></text:p>
          <text:p text:style-name="P9"><text:span text:style-name="Source_20_Text"><text:span text:style-name="T2">models = xmlrpc.client.ServerProxy(f"{url}/xmlrpc/2/object")</text:span></text:span></text:p>
          <text:p text:style-name="P11"/>
          <text:p text:style-name="P9"><text:span text:style-name="Source_20_Text"><text:span text:style-name="T2"># Consultar datos</text:span></text:span></text:p>
          <text:p text:style-name="P9"><text:span text:style-name="Source_20_Text"><text:span text:style-name="T2">records = models.execute_kw(</text:span></text:span></text:p>
          <text:p text:style-name="P9"><text:span text:style-name="Source_20_Text"><text:span text:style-name="T2"><text:s text:c="4"/>db, uid, password,</text:span></text:span></text:p>
          <text:p text:style-name="P9"><text:span text:style-name="Source_20_Text"><text:span text:style-name="T2"><text:s text:c="4"/>'res.partner', 'search_read',</text:span></text:span></text:p>
          <text:p text:style-name="P9"><text:span text:style-name="Source_20_Text"><text:span text:style-name="T2"><text:s text:c="4"/>[[('is_company', '=', True)]],</text:span></text:span></text:p>
          <text:p text:style-name="P9"><text:span text:style-name="Source_20_Text"><text:span text:style-name="T2"><text:s text:c="4"/>{'fields': ['name', 'lang', 'phone', 'street', 'zip', 'city']}</text:span></text:span></text:p>
          <text:p text:style-name="P9"><text:span text:style-name="Source_20_Text"><text:span text:style-name="T2">)</text:span></text:span></text:p>
          <text:p text:style-name="P11"/>
          <text:p text:style-name="P9"><text:span text:style-name="Source_20_Text"><text:span text:style-name="T2"># Exportar a CSV</text:span></text:span></text:p>
          <text:p text:style-name="P9"><text:span text:style-name="Source_20_Text"><text:span text:style-name="T2">import csv</text:span></text:span></text:p>
          <text:p text:style-name="P9"><text:span text:style-name="Source_20_Text"><text:span text:style-name="T2">with open('empresas.csv', 'w', newline='') as csvfile:</text:span></text:span></text:p>
          <text:p text:style-name="P9"><text:span text:style-name="Source_20_Text"><text:span text:style-name="T2"><text:s text:c="4"/>writer = csv.DictWriter(csvfile, fieldnames=records[0].keys())</text:span></text:span></text:p>
          <text:p text:style-name="P9"><text:span text:style-name="Source_20_Text"><text:span text:style-name="T2"><text:s text:c="4"/>writer.writeheader()</text:span></text:span></text:p>
          <text:p text:style-name="P9"><text:span text:style-name="Source_20_Text"><text:span text:style-name="T2"><text:s text:c="4"/>writer.writerows(records)</text:span></text:span></text:p>
          <text:p text:style-name="P11"/>
          <text:p text:style-name="P10"><text:span text:style-name="Source_20_Text"><text:span text:style-name="T2">print("Exportación completada: empresas.csv")</text:span></text:span></text:p>
        </text:list-item>
        <text:list-item>
          <text:p text:style-name="P32"><text:span text:style-name="Strong_20_Emphasis"><text:span text:style-name="T2">Ejecutar el script</text:span></text:span><text:span text:style-name="T2">:</text:span></text:p>
          <text:list>
            <text:list-item>
              <text:p text:style-name="P41">Asegúrate de tener Python y las dependencias necesarias instaladas: </text:p>
              <text:p text:style-name="P10"><text:soft-page-break/><text:span text:style-name="Source_20_Text"><text:span text:style-name="T2">pip install xmlrpc</text:span></text:span></text:p>
            </text:list-item>
            <text:list-item>
              <text:p text:style-name="P41">Ejecuta el script: </text:p>
              <text:p text:style-name="P10"><text:span text:style-name="Source_20_Text"><text:span text:style-name="T2">python export_csv.py</text:span></text:span></text:p>
            </text:list-item>
          </text:list>
        </text:list-item>
      </text:list>
      <text:h text:style-name="Heading_20_4" text:outline-level="4"><text:span text:style-name="Strong_20_Emphasis"><text:span text:style-name="T2">Fuentes útiles</text:span></text:span><text:span text:style-name="T2">:</text:span></text:h>
      <text:list xml:id="list3813149931" text:style-name="L10">
        <text:list-item>
          <text:p text:style-name="P34"><text:a xlink:type="simple" xlink:href="https://www.odoo.com/documentation/16.0/developer/misc/api/odoo.html" text:style-name="Internet_20_link" text:visited-style-name="Visited_20_Internet_20_Link"><text:span text:style-name="T2">XML-RPC API de Odoo</text:span></text:a><text:span text:style-name="T2"> </text:span></text:p>
        </text:list-item>
        <text:list-item>
          <text:p text:style-name="P33"><text:a xlink:type="simple" xlink:href="https://odoo-development.readthedocs.io/" text:style-name="Internet_20_link" text:visited-style-name="Visited_20_Internet_20_Link"><text:span text:style-name="T2">Automatización con Python y Odoo</text:span></text:a><text:span text:style-name="T2"> </text:span></text:p>
        </text:list-item>
      </text:list>
      <text:p text:style-name="P3"/>
      <text:p text:style-name="P35">Si necesitas más detalles sobre cualquiera de estos pasos o tienes algún problema con tu configuración de Docker, no dudes en comentarlo. 😊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20:00:15.573840707</meta:creation-date>
    <dc:date>2024-12-28T22:53:03.300630470</dc:date>
    <meta:editing-duration>PT2H21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70" meta:word-count="473" meta:character-count="3185" meta:non-whitespace-character-count="2767"/>
  </office:meta>
</office:document-meta>
</file>